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808080" draw:fill-color="#eeeeee" draw:textarea-horizontal-align="justify" draw:textarea-vertical-align="middle" draw:auto-grow-height="false" fo:min-height="0.783cm" fo:min-width="3.454cm"/>
    </style:style>
    <style:style style:name="gr3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2.184cm"/>
    </style:style>
    <style:style style:name="gr4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835cm"/>
    </style:style>
    <style:style style:name="gr5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4.089cm"/>
    </style:style>
    <style:style style:name="gr6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2cm"/>
    </style:style>
    <style:style style:name="gr7" style:family="graphic" style:parent-style-name="standard">
      <style:graphic-properties svg:stroke-color="#808080" draw:fill-color="#e0efd4" draw:textarea-horizontal-align="justify" draw:textarea-vertical-align="middle" draw:auto-grow-height="false" fo:min-height="0.783cm" fo:min-width="3.962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4.072cm"/>
    </style:style>
    <style:style style:name="gr9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4.978cm"/>
    </style:style>
    <style:style style:name="gr10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6.629cm"/>
    </style:style>
    <style:style style:name="gr11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8.28cm"/>
    </style:style>
    <style:style style:name="gr12" style:family="graphic" style:parent-style-name="standard">
      <style:graphic-properties svg:stroke-color="#808080" draw:fill-color="#fffbcc" draw:textarea-horizontal-align="justify" draw:textarea-vertical-align="middle" draw:auto-grow-height="false" fo:min-height="0.783cm" fo:min-width="2.184cm"/>
    </style:style>
    <style:style style:name="gr13" style:family="graphic" style:parent-style-name="standard">
      <style:graphic-properties svg:stroke-color="#808080" draw:fill-color="#fffbcc" draw:textarea-horizontal-align="justify" draw:textarea-vertical-align="middle" draw:auto-grow-height="false" fo:min-height="2.157cm" fo:min-width="2.923cm"/>
    </style:style>
    <style:style style:name="gr14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9.202cm"/>
    </style:style>
    <style:style style:name="gr15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5.265cm"/>
    </style:style>
    <style:style style:name="gr16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6.281cm"/>
    </style:style>
    <style:style style:name="gr17" style:family="graphic" style:parent-style-name="standard">
      <style:graphic-properties svg:stroke-color="#808080" draw:fill-color="#fffbcc" draw:textarea-horizontal-align="justify" draw:textarea-vertical-align="middle" draw:auto-grow-height="false" fo:min-height="1.241cm" fo:min-width="2.515cm"/>
    </style:style>
    <style:style style:name="gr18" style:family="graphic" style:parent-style-name="standard">
      <style:graphic-properties svg:stroke-color="#8f187c" draw:fill-color="#dfcce4" draw:textarea-horizontal-align="justify" draw:textarea-vertical-align="middle" draw:auto-grow-height="false" fo:min-height="1.699cm" fo:min-width="3.481cm"/>
    </style:style>
    <style:style style:name="gr19" style:family="graphic" style:parent-style-name="standard">
      <style:graphic-properties svg:stroke-color="#808080" draw:fill-color="#fffbcc" draw:textarea-horizontal-align="justify" draw:textarea-vertical-align="middle" draw:auto-grow-height="false" fo:min-height="1.469cm" fo:min-width="2.997cm"/>
    </style:style>
    <style:style style:name="gr20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6.408cm"/>
    </style:style>
    <style:style style:name="gr21" style:family="graphic" style:parent-style-name="standard">
      <style:graphic-properties svg:stroke-color="#808080" draw:fill-color="#bce4e5" draw:textarea-horizontal-align="justify" draw:textarea-vertical-align="middle" draw:auto-grow-height="false" fo:min-height="0.783cm" fo:min-width="12.725cm"/>
    </style:style>
    <style:style style:name="gr22" style:family="graphic" style:parent-style-name="standard">
      <style:graphic-properties svg:stroke-color="#8f187c" draw:fill-color="#dfcce4" draw:textarea-horizontal-align="justify" draw:textarea-vertical-align="middle" draw:auto-grow-height="false" fo:min-height="1.241cm" fo:min-width="3.531cm"/>
    </style:style>
    <style:style style:name="gr23" style:family="graphic" style:parent-style-name="standard">
      <style:graphic-properties svg:stroke-color="#8f187c" draw:fill-color="#dfcce4" draw:textarea-horizontal-align="justify" draw:textarea-vertical-align="middle" draw:auto-grow-height="false" fo:min-height="1.241cm" fo:min-width="2.642cm"/>
    </style:style>
    <style:style style:name="gr24" style:family="graphic" style:parent-style-name="standard">
      <style:graphic-properties svg:stroke-color="#808080" draw:fill-color="#fffbcc" draw:textarea-horizontal-align="justify" draw:textarea-vertical-align="middle" draw:auto-grow-height="false" fo:min-height="1.241cm" fo:min-width="2.388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-color="#eeeeee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e0efd4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loext:graphic-properties draw:fill-color="#bce4e5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>
      <loext:graphic-properties draw:fill-color="#fffbcc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7" style:family="paragraph">
      <loext:graphic-properties draw:fill-color="#dfcce4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5.826cm" svg:y1="10.622cm" svg:x2="17.129cm" svg:y2="26.336cm" draw:end-shape="id1" draw:end-glue-point="3" svg:d="M5826 10622c8101 0 2450 15714 11303 15714" svg:viewBox="0 0 11304 15715">
          <text:p/>
        </draw:connector>
        <draw:connector draw:style-name="gr1" draw:text-style-name="P1" draw:layer="layout" draw:type="curve" svg:x1="5.826cm" svg:y1="10.622cm" svg:x2="17.383cm" svg:y2="24.812cm" draw:end-shape="id2" draw:end-glue-point="3" svg:d="M5826 10622c8292 0 2514 14190 11557 14190" svg:viewBox="0 0 11558 14191">
          <text:p/>
        </draw:connector>
        <draw:connector draw:style-name="gr1" draw:text-style-name="P1" draw:layer="layout" draw:type="curve" svg:x1="5.826cm" svg:y1="10.622cm" svg:x2="13.319cm" svg:y2="23.288cm" draw:end-shape="id3" draw:end-glue-point="3" svg:d="M5826 10622c5244 0 1498 12666 7493 12666" svg:viewBox="0 0 7494 12667">
          <text:p/>
        </draw:connector>
        <draw:custom-shape draw:style-name="gr2" draw:text-style-name="P3" xml:id="id5" draw:id="id5" draw:layer="layout" svg:width="4.064cm" svg:height="1.143cm" svg:x="35.798cm" svg:y="13.446cm">
          <text:p text:style-name="P2"><text:span text:style-name="T1">Profesor - 10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794cm" svg:height="1.143cm" svg:x="30.972cm" svg:y="2.778cm">
          <text:p text:style-name="P2"><text:span text:style-name="T1">Dok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3.766cm" svg:y1="3.349cm" svg:x2="35.798cm" svg:y2="14.017cm" draw:start-shape="id4" draw:start-glue-point="1" draw:end-shape="id5" draw:end-glue-point="3" svg:d="M33766 3349c1525 0 510 10668 2032 10668" svg:viewBox="0 0 2033 10669">
          <text:p/>
        </draw:connector>
        <draw:custom-shape draw:style-name="gr3" draw:text-style-name="P4" xml:id="id6" draw:id="id6" draw:layer="layout" svg:width="2.794cm" svg:height="1.143cm" svg:x="26.019cm" svg:y="1.889cm">
          <text:p text:style-name="P2"><text:span text:style-name="T1">Disertas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8.813cm" svg:y1="2.46cm" svg:x2="30.972cm" svg:y2="3.349cm" draw:start-shape="id6" draw:start-glue-point="1" draw:end-shape="id4" svg:d="M28813 2460c1620 0 541 889 2159 889" svg:viewBox="0 0 2160 890">
          <text:p/>
        </draw:connector>
        <draw:custom-shape draw:style-name="gr4" draw:text-style-name="P4" xml:id="id7" draw:id="id7" draw:layer="layout" svg:width="4.445cm" svg:height="1.143cm" svg:x="21.701cm" svg:y="3.413cm">
          <text:p text:style-name="P2"><text:span text:style-name="T1">Mengajar – 1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146cm" svg:y1="3.984cm" svg:x2="35.798cm" svg:y2="14.017cm" draw:start-shape="id7" draw:start-glue-point="1" svg:d="M26146 3984c7615 0 2790 10033 9652 10033" svg:viewBox="0 0 9653 10034">
          <text:p/>
        </draw:connector>
        <draw:custom-shape draw:style-name="gr5" draw:text-style-name="P4" xml:id="id8" draw:id="id8" draw:layer="layout" svg:width="4.699cm" svg:height="1.143cm" svg:x="21.955cm" svg:y="5.064cm">
          <text:p text:style-name="P2"><text:span text:style-name="T1">Membimbing – 8 *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654cm" svg:y1="5.635cm" svg:x2="35.798cm" svg:y2="14.017cm" draw:start-shape="id8" draw:start-glue-point="1" svg:d="M26654 5635c7234 0 2663 8382 9144 8382" svg:viewBox="0 0 9145 8383">
          <text:p/>
        </draw:connector>
        <draw:custom-shape draw:style-name="gr5" draw:text-style-name="P4" xml:id="id9" draw:id="id9" draw:layer="layout" svg:width="4.699cm" svg:height="1.143cm" svg:x="14.589cm" svg:y="6.969cm">
          <text:p text:style-name="P2"><text:span text:style-name="T1">Buku ajar – 1 * 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9.288cm" svg:y1="7.54cm" svg:x2="35.798cm" svg:y2="14.017cm" draw:start-shape="id9" draw:start-glue-point="1" svg:d="M19288 7540c12759 0 4504 6477 16510 6477" svg:viewBox="0 0 16511 6478">
          <text:p/>
        </draw:connector>
        <draw:custom-shape draw:style-name="gr6" draw:text-style-name="P4" xml:id="id10" draw:id="id10" draw:layer="layout" svg:width="3.81cm" svg:height="1.143cm" svg:x="12.938cm" svg:y="5.318cm">
          <text:p text:style-name="P2"><text:span text:style-name="T1">Diktat – 1 *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6.748cm" svg:y1="5.889cm" svg:x2="35.798cm" svg:y2="14.017cm" draw:start-shape="id10" draw:start-glue-point="1" svg:d="M16748 5889c14664 0 5139 8128 19050 8128" svg:viewBox="0 0 19051 8129">
          <text:p/>
        </draw:connector>
        <draw:custom-shape draw:style-name="gr7" draw:text-style-name="P4" xml:id="id11" draw:id="id11" draw:layer="layout" svg:width="4.572cm" svg:height="1.143cm" svg:x="13.573cm" svg:y="10.144cm">
          <text:p text:style-name="P2"><text:span text:style-name="T1">Orasi ilmiah – 2 *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8.145cm" svg:y1="10.715cm" svg:x2="35.798cm" svg:y2="14.017cm" draw:start-shape="id11" draw:start-glue-point="1" svg:d="M18145 10715c13617 0 4791 3302 17653 3302" svg:viewBox="0 0 17654 3303">
          <text:p/>
        </draw:connector>
        <draw:custom-shape draw:style-name="gr4" draw:text-style-name="P4" xml:id="id12" draw:id="id12" draw:layer="layout" svg:width="4.445cm" svg:height="1.143cm" svg:x="19.923cm" svg:y="8.747cm">
          <text:p text:style-name="P2"><text:span text:style-name="T1">Datase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4.368cm" svg:y1="9.318cm" svg:x2="35.798cm" svg:y2="14.017cm" draw:start-shape="id12" draw:start-glue-point="1" svg:d="M24368 9318c8949 0 3234 4699 11430 4699" svg:viewBox="0 0 11431 4700">
          <text:p/>
        </draw:connector>
        <draw:custom-shape draw:style-name="gr8" draw:text-style-name="P2" draw:layer="layout" svg:width="4.572cm" svg:height="2.794cm" svg:x="36.179cm" svg:y="5.064cm">
          <text:p text:style-name="P2">Enjoy</text:p>
          <text:p text:style-name="P2">100 / tahun</text:p>
          <draw:enhanced-geometry svg:viewBox="0 0 21600 21600" draw:type="rectangle" draw:enhanced-path="M 0 0 L 21600 0 21600 21600 0 21600 0 0 Z N"/>
        </draw:custom-shape>
        <draw:custom-shape draw:style-name="gr9" draw:text-style-name="P5" xml:id="id13" draw:id="id13" draw:layer="layout" svg:width="5.588cm" svg:height="1.143cm" svg:x="21.37cm" svg:y="12.557cm">
          <text:p text:style-name="P2"><text:span text:style-name="T1">Buku referensi – 4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6.958cm" svg:y1="13.128cm" svg:x2="35.798cm" svg:y2="14.017cm" draw:start-shape="id13" draw:start-glue-point="1" svg:d="M26958 13128c7006 0 2587 889 8840 889" svg:viewBox="0 0 8841 890">
          <text:p/>
        </draw:connector>
        <draw:connector draw:style-name="gr1" draw:text-style-name="P1" draw:layer="layout" draw:type="curve" svg:x1="20.735cm" svg:y1="14.144cm" svg:x2="35.798cm" svg:y2="14.017cm" draw:start-shape="id14" draw:start-glue-point="1" svg:d="M20735 14144c11674 0 4143-127 15063-127" svg:viewBox="0 0 15064 128">
          <text:p/>
        </draw:connector>
        <draw:custom-shape draw:style-name="gr10" draw:text-style-name="P5" xml:id="id15" draw:id="id15" draw:layer="layout" svg:width="7.239cm" svg:height="1.143cm" svg:x="21.497cm" svg:y="14.716cm">
          <text:p text:style-name="P2"><text:span text:style-name="T1">Book chapter nasional – 15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8.736cm" svg:y1="15.287cm" svg:x2="35.798cm" svg:y2="14.017cm" draw:start-shape="id15" draw:start-glue-point="1" svg:d="M28736 15287c5673 0 2142-1270 7062-1270" svg:viewBox="0 0 7063 1271">
          <text:p/>
        </draw:connector>
        <draw:connector draw:style-name="gr1" draw:text-style-name="P1" draw:layer="layout" draw:type="curve" svg:x1="29.194cm" svg:y1="17.065cm" svg:x2="35.798cm" svg:y2="14.017cm" draw:start-shape="id16" draw:start-glue-point="1" svg:d="M29194 17065c5329 0 2028-3048 6604-3048" svg:viewBox="0 0 6605 3049">
          <text:p/>
        </draw:connector>
        <draw:connector draw:style-name="gr1" draw:text-style-name="P1" draw:layer="layout" draw:type="curve" svg:x1="30.083cm" svg:y1="18.589cm" svg:x2="35.798cm" svg:y2="14.017cm" draw:start-shape="id17" draw:start-glue-point="1" svg:d="M30083 18589c4662 0 1805-4572 5715-4572" svg:viewBox="0 0 5716 4573">
          <text:p/>
        </draw:connector>
        <draw:connector draw:style-name="gr1" draw:text-style-name="P1" draw:layer="layout" draw:type="curve" svg:x1="27.035cm" svg:y1="20.113cm" svg:x2="35.798cm" svg:y2="14.017cm" draw:start-shape="id18" draw:start-glue-point="1" svg:d="M27035 20113c6948 0 2567-6096 8763-6096" svg:viewBox="0 0 8764 6097">
          <text:p/>
        </draw:connector>
        <draw:custom-shape draw:style-name="gr11" draw:text-style-name="P5" xml:id="id19" draw:id="id19" draw:layer="layout" svg:width="8.89cm" svg:height="1.143cm" svg:x="21.066cm" svg:y="21.193cm">
          <text:p text:style-name="P2"><text:span text:style-name="T1">Jurnal nasional terakreditasi dikti – 25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9.956cm" svg:y1="21.764cm" svg:x2="35.798cm" svg:y2="14.017cm" draw:start-shape="id19" draw:start-glue-point="1" svg:d="M29956 21764c4758 0 1837-7747 5842-7747" svg:viewBox="0 0 5843 7748">
          <text:p/>
        </draw:connector>
        <draw:custom-shape draw:style-name="gr12" draw:text-style-name="P6" xml:id="id20" draw:id="id20" draw:layer="layout" svg:width="2.794cm" svg:height="1.143cm" svg:x="4.175cm" svg:y="18.272cm">
          <text:p text:style-name="P2"><text:span text:style-name="T1">Modal du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6.969cm" svg:y1="18.843cm" svg:x2="9.382cm" svg:y2="17.065cm" draw:start-shape="id20" draw:start-glue-point="1" draw:end-shape="id16" draw:end-glue-point="3" svg:d="M6969 18843c1810 0 604-1778 2413-1778" svg:viewBox="0 0 2414 1779">
          <text:p/>
        </draw:connector>
        <draw:connector draw:style-name="gr1" draw:text-style-name="P1" draw:layer="layout" draw:type="curve" svg:x1="6.969cm" svg:y1="18.843cm" svg:x2="14.208cm" svg:y2="18.589cm" draw:start-shape="id20" draw:start-glue-point="1" draw:end-shape="id17" draw:end-glue-point="3" svg:d="M6969 18843c5430 0 1811-254 7239-254" svg:viewBox="0 0 7240 255">
          <text:p/>
        </draw:connector>
        <draw:connector draw:style-name="gr1" draw:text-style-name="P1" draw:layer="layout" draw:type="curve" svg:x1="6.969cm" svg:y1="18.843cm" svg:x2="10.144cm" svg:y2="20.113cm" draw:start-shape="id20" draw:start-glue-point="1" draw:end-shape="id18" svg:d="M6969 18843c2382 0 795 1270 3175 1270" svg:viewBox="0 0 3176 1271">
          <text:p/>
        </draw:connector>
        <draw:connector draw:style-name="gr1" draw:text-style-name="P1" draw:layer="layout" draw:type="curve" svg:x1="6.969cm" svg:y1="18.843cm" svg:x2="21.066cm" svg:y2="21.764cm" draw:start-shape="id20" draw:start-glue-point="1" draw:end-shape="id19" draw:end-glue-point="3" svg:d="M6969 18843c10573 0 3525 2921 14097 2921" svg:viewBox="0 0 14098 2922">
          <text:p/>
        </draw:connector>
        <draw:custom-shape draw:style-name="gr13" draw:text-style-name="P6" xml:id="id21" draw:id="id21" draw:layer="layout" svg:width="3.683cm" svg:height="2.667cm" svg:x="2.143cm" svg:y="9.255cm">
          <text:p text:style-name="P2"><text:span text:style-name="T1">Tulisan ilmiah</text:span></text:p>
          <text:p text:style-name="P2"><text:span text:style-name="T1">berisi inovasi</text:span></text:p>
          <text:p text:style-name="P2"><text:span text:style-name="T1">atau kebar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5.826cm" svg:y1="10.588cm" svg:x2="9.382cm" svg:y2="17.065cm" draw:start-shape="id21" draw:start-glue-point="1" svg:d="M5826 10588c3043 0 1266 6477 3556 6477" svg:viewBox="0 0 3557 6478">
          <text:p/>
        </draw:connector>
        <draw:connector draw:style-name="gr1" draw:text-style-name="P1" draw:layer="layout" draw:type="curve" svg:x1="5.826cm" svg:y1="10.588cm" svg:x2="14.208cm" svg:y2="18.589cm" draw:start-shape="id21" draw:start-glue-point="1" svg:d="M5826 10588c6663 0 2472 8001 8382 8001" svg:viewBox="0 0 8383 8002">
          <text:p/>
        </draw:connector>
        <draw:connector draw:style-name="gr1" draw:text-style-name="P1" draw:layer="layout" draw:type="curve" svg:x1="5.826cm" svg:y1="10.588cm" svg:x2="10.144cm" svg:y2="20.113cm" draw:start-shape="id21" draw:start-glue-point="1" svg:d="M5826 10588c3615 0 1456 9525 4318 9525" svg:viewBox="0 0 4319 9526">
          <text:p/>
        </draw:connector>
        <draw:connector draw:style-name="gr1" draw:text-style-name="P1" draw:layer="layout" draw:type="curve" svg:x1="5.826cm" svg:y1="10.588cm" svg:x2="21.066cm" svg:y2="21.764cm" draw:start-shape="id21" draw:start-glue-point="1" svg:d="M5826 10588c11806 0 4187 11176 15240 11176" svg:viewBox="0 0 15241 11177">
          <text:p/>
        </draw:connector>
        <draw:connector draw:style-name="gr1" draw:text-style-name="P1" draw:layer="layout" draw:type="curve" svg:x1="5.826cm" svg:y1="10.588cm" svg:x2="14.589cm" svg:y2="7.54cm" draw:start-shape="id21" draw:start-glue-point="1" draw:end-shape="id9" svg:d="M5826 10588c6571 0 2190-3048 8763-3048" svg:viewBox="0 0 8764 3049">
          <text:p/>
        </draw:connector>
        <draw:connector draw:style-name="gr1" draw:text-style-name="P1" draw:layer="layout" draw:type="curve" svg:x1="5.826cm" svg:y1="10.588cm" svg:x2="12.938cm" svg:y2="5.889cm" draw:start-shape="id21" draw:start-glue-point="1" draw:end-shape="id10" draw:end-glue-point="3" svg:d="M5826 10588c5334 0 1778-4699 7112-4699" svg:viewBox="0 0 7113 4700">
          <text:p/>
        </draw:connector>
        <draw:connector draw:style-name="gr1" draw:text-style-name="P1" draw:layer="layout" draw:type="curve" svg:x1="5.826cm" svg:y1="10.588cm" svg:x2="13.573cm" svg:y2="10.715cm" draw:start-shape="id21" draw:start-glue-point="1" draw:end-shape="id11" svg:d="M5826 10588c5811 0 1938 127 7747 127" svg:viewBox="0 0 7748 128">
          <text:p/>
        </draw:connector>
        <draw:custom-shape draw:style-name="gr9" draw:text-style-name="P5" xml:id="id14" draw:id="id14" draw:layer="layout" svg:width="5.588cm" svg:height="1.143cm" svg:x="15.147cm" svg:y="13.573cm">
          <text:p text:style-name="P2"><text:span text:style-name="T1">Monograf – 20 *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16" draw:id="id16" draw:layer="layout" svg:width="19.812cm" svg:height="1.143cm" svg:x="9.382cm" svg:y="16.494cm">
          <text:p text:style-name="P2"><text:span text:style-name="T1">Jurnal internasional bereputasi (terindeks db internasional bereputasi dan berfaktor dampak) – 4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xml:id="id17" draw:id="id17" draw:layer="layout" svg:width="15.875cm" svg:height="1.143cm" svg:x="14.208cm" svg:y="18.018cm">
          <text:p text:style-name="P2"><text:span text:style-name="T1">Jurnal internasional bereputasi (terindeks db internasional bereputasi) – 3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18" draw:id="id18" draw:layer="layout" svg:width="16.891cm" svg:height="1.143cm" svg:x="10.144cm" svg:y="19.542cm">
          <text:p text:style-name="P2"><text:span text:style-name="T1">Jurnal internasional bereputasi (terindeks db internasional di luar yg atas) – 2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5.271cm" svg:x1="5.826cm" svg:y1="10.588cm" svg:x2="26.019cm" svg:y2="2.46cm" draw:start-shape="id21" draw:start-glue-point="1" draw:end-shape="id6" draw:end-glue-point="3" svg:d="M5826 10588c7239 0-2857-8128 20193-8128" svg:viewBox="0 0 20194 8129">
          <text:p/>
        </draw:connector>
        <draw:custom-shape draw:style-name="gr17" draw:text-style-name="P6" xml:id="id22" draw:id="id22" draw:layer="layout" svg:width="3.175cm" svg:height="1.651cm" svg:x="1.635cm" svg:y="3.921cm">
          <text:p text:style-name="P2"><text:span text:style-name="T1">Ekselensi </text:span></text:p>
          <text:p text:style-name="P2"><text:span text:style-name="T1">topik terk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222cm" svg:y1="5.572cm" svg:x2="3.984cm" svg:y2="9.255cm" draw:start-shape="id22" draw:end-shape="id21" draw:end-glue-point="0" svg:d="M3222 5572c0 2761 762 920 762 3683" svg:viewBox="0 0 763 3684">
          <text:p/>
        </draw:connector>
        <draw:connector draw:style-name="gr1" draw:text-style-name="P1" draw:layer="layout" draw:type="curve" svg:x1="4.81cm" svg:y1="4.746cm" svg:x2="21.701cm" svg:y2="3.984cm" draw:start-shape="id22" draw:start-glue-point="1" draw:end-shape="id7" svg:d="M4810 4746c12667 0 4222-762 16891-762" svg:viewBox="0 0 16892 763">
          <text:p/>
        </draw:connector>
        <draw:custom-shape draw:style-name="gr18" draw:text-style-name="P7" xml:id="id23" draw:id="id23" draw:layer="layout" svg:width="4.191cm" svg:height="2.159cm" svg:x="5.064cm" svg:y="5.191cm">
          <text:p text:style-name="P2"><text:span text:style-name="T1">Jiwa seneng </text:span></text:p>
          <text:p text:style-name="P2"><text:span text:style-name="T1">bikin solusi </text:span></text:p>
          <text:p text:style-name="P2"><text:span text:style-name="T1">berimpak tingg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7.159cm" svg:y1="7.35cm" svg:x2="3.984cm" svg:y2="9.255cm" draw:start-shape="id23" draw:start-glue-point="2" draw:end-shape="id21" draw:end-glue-point="0" svg:d="M7159 7350c0 1428-3175 476-3175 1905" svg:viewBox="0 0 3176 1906">
          <text:p/>
        </draw:connector>
        <draw:custom-shape draw:style-name="gr19" draw:text-style-name="P6" xml:id="id24" draw:id="id24" draw:layer="layout" svg:width="3.683cm" svg:height="1.905cm" svg:x="15.224cm" svg:y="1.381cm">
          <text:p text:style-name="P2"><text:span text:style-name="T1">Ekselensi </text:span></text:p>
          <text:p text:style-name="P2"><text:span text:style-name="T1">Pembelajaran</text:span></text:p>
          <text:p text:style-name="P2"><text:span text:style-name="T1">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xml:id="id3" draw:id="id3" draw:layer="layout" svg:width="17.018cm" svg:height="1.143cm" svg:x="13.319cm" svg:y="22.717cm">
          <text:p text:style-name="P2"><text:span text:style-name="T1">Karya yang dipatenkan internasional, implementasi industri, diakui 4 negara – 6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337cm" svg:y1="23.288cm" svg:x2="35.798cm" svg:y2="14.017cm" draw:start-shape="id3" draw:start-glue-point="1" svg:d="M30337 23288c4473 0 1743-9271 5461-9271" svg:viewBox="0 0 5462 9272">
          <text:p/>
        </draw:connector>
        <draw:custom-shape draw:style-name="gr21" draw:text-style-name="P5" xml:id="id2" draw:id="id2" draw:layer="layout" svg:width="13.335cm" svg:height="1.143cm" svg:x="17.383cm" svg:y="24.241cm">
          <text:p text:style-name="P2"><text:span text:style-name="T1">Karya yang dipatenkan internasional, <text:s/>diakui 4 negara – 5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718cm" svg:y1="24.812cm" svg:x2="35.798cm" svg:y2="14.017cm" draw:start-shape="id2" draw:start-glue-point="1" svg:d="M30718 24812c4186 0 1647-10795 5080-10795" svg:viewBox="0 0 5081 10796">
          <text:p/>
        </draw:connector>
        <draw:custom-shape draw:style-name="gr21" draw:text-style-name="P5" xml:id="id1" draw:id="id1" draw:layer="layout" svg:width="13.335cm" svg:height="1.143cm" svg:x="17.129cm" svg:y="25.765cm">
          <text:p text:style-name="P2"><text:span text:style-name="T1">Karya yang dipatenkan nasional, implementasi industri – 40 * ∞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0.464cm" svg:y1="26.336cm" svg:x2="35.798cm" svg:y2="14.017cm" draw:start-shape="id1" draw:start-glue-point="1" svg:d="M30464 26336c4377 0 1710-12319 5334-12319" svg:viewBox="0 0 5335 12320">
          <text:p/>
        </draw:connector>
        <draw:connector draw:style-name="gr1" draw:text-style-name="P1" draw:layer="layout" draw:type="curve" svg:x1="18.907cm" svg:y1="2.333cm" svg:x2="21.701cm" svg:y2="3.984cm" draw:start-shape="id24" draw:start-glue-point="1" draw:end-shape="id7" draw:end-glue-point="3" svg:d="M18907 2333c2095 0 699 1651 2794 1651" svg:viewBox="0 0 2795 1652">
          <text:p/>
        </draw:connector>
        <draw:custom-shape draw:style-name="gr22" draw:text-style-name="P7" xml:id="id25" draw:id="id25" draw:layer="layout" svg:width="4.191cm" svg:height="1.651cm" svg:x="1.889cm" svg:y="13.065cm">
          <text:p text:style-name="P2"><text:span text:style-name="T1">Hobi &amp; enjoy nulis </text:span></text:p>
          <text:p text:style-name="P2"><text:span text:style-name="T1">tulisan ilmia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984cm" svg:y1="13.065cm" svg:x2="3.984cm" svg:y2="11.922cm" draw:start-shape="id25" draw:end-shape="id21" draw:end-glue-point="2" svg:d="M3984 13065v-1143" svg:viewBox="0 0 1 1144">
          <text:p/>
        </draw:connector>
        <draw:custom-shape draw:style-name="gr22" draw:text-style-name="P7" xml:id="id26" draw:id="id26" draw:layer="layout" svg:width="4.191cm" svg:height="1.651cm" svg:x="1.889cm" svg:y="15.732cm">
          <text:p text:style-name="P2"><text:span text:style-name="T1">Hobi &amp; enjoy </text:span></text:p>
          <text:p text:style-name="P2"><text:span text:style-name="T1">baca pa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984cm" svg:y1="15.732cm" svg:x2="3.984cm" svg:y2="14.716cm" draw:start-shape="id26" draw:start-glue-point="0" draw:end-shape="id25" draw:end-glue-point="2" svg:d="M3984 15732v-1016" svg:viewBox="0 0 1 1017">
          <text:p/>
        </draw:connector>
        <draw:custom-shape draw:style-name="gr23" draw:text-style-name="P7" xml:id="id27" draw:id="id27" draw:layer="layout" svg:width="3.302cm" svg:height="1.651cm" svg:x="1.635cm" svg:y="1.508cm">
          <text:p text:style-name="P2"><text:span text:style-name="T1">Be a quick </text:span></text:p>
          <text:p text:style-name="P2"><text:span text:style-name="T1">learn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3.286cm" svg:y1="3.159cm" svg:x2="3.222cm" svg:y2="3.921cm" draw:start-shape="id27" draw:start-glue-point="2" draw:end-shape="id22" draw:end-glue-point="0" svg:d="M3286 3159c0 571-64 191-64 762" svg:viewBox="0 0 65 763">
          <text:p/>
        </draw:connector>
        <draw:custom-shape draw:style-name="gr24" draw:text-style-name="P6" xml:id="id28" draw:id="id28" draw:layer="layout" svg:width="3.048cm" svg:height="1.651cm" svg:x="8.493cm" svg:y="1.889cm">
          <text:p text:style-name="P2"><text:span text:style-name="T1">Publikasi </text:span></text:p>
          <text:p text:style-name="P2"><text:span text:style-name="T1">media aj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8.493cm" svg:y1="2.714cm" svg:x2="4.81cm" svg:y2="4.746cm" draw:start-shape="id28" draw:start-glue-point="3" draw:end-shape="id22" draw:end-glue-point="1" svg:d="M8493 2714c-2761 0-920 2032-3683 2032" svg:viewBox="0 0 3684 2033">
          <text:p/>
        </draw:connector>
        <draw:connector draw:style-name="gr1" draw:text-style-name="P1" draw:layer="layout" draw:type="curve" svg:x1="15.224cm" svg:y1="2.333cm" svg:x2="11.541cm" svg:y2="2.714cm" draw:start-shape="id24" draw:start-glue-point="3" draw:end-shape="id28" draw:end-glue-point="1" svg:d="M15224 2333c-2761 0-920 381-3683 381" svg:viewBox="0 0 3684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1T14:17:04.418998173</meta:creation-date>
    <dc:date>2020-12-01T15:28:08.260029578</dc:date>
    <meta:editing-duration>PT1H5M13S</meta:editing-duration>
    <meta:editing-cycles>28</meta:editing-cycles>
    <meta:generator>LibreOffice/6.0.6.2$Linux_X86_64 LibreOffice_project/0c292870b25a325b5ed35f6b45599d2ea4458e77</meta:generator>
    <meta:document-statistic meta:object-count="71"/>
  </office:meta>
</office:document-meta>
</file>